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4cm"/>
    </style:style>
    <style:style style:name="co2" style:family="table-column">
      <style:table-column-properties fo:break-before="auto" style:column-width="1.986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741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excel_5f_different_5f_types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date-style style:name="N50" number:automatic-order="true" number:format-source="language">
      <number:day/>
      <number:text>-</number:text>
      <number:month/>
      <number:text>-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36">
      <style:table-cell-properties fo:padding="0.071cm"/>
    </style:style>
    <style:style style:name="ce3" style:family="table-cell" style:parent-style-name="Default" style:data-style-name="N50">
      <style:table-cell-properties fo:padding="0.071cm"/>
    </style:style>
    <style:style style:name="ce4" style:family="table-cell" style:parent-style-name="Default" style:data-style-name="N123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excel_different_typ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3" table:number-columns-repeated="1020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table:style-name="ce1" office:value-type="string">
            <text:p>c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2-22">
            <text:p>22-02-2012</text:p>
          </table:table-cell>
          <table:table-cell table:style-name="ce2" office:value-type="date" office:date-value="2014-12-27">
            <text:p>27-12-2014</text:p>
          </table:table-cell>
          <table:table-cell table:style-name="ce1" office:value-type="float" office:value="4.23">
            <text:p>4,23</text:p>
          </table:table-cell>
          <table:table-cell office:value-type="float" office:value="42000.22323">
            <text:p>42000,22323</text:p>
          </table:table-cell>
          <table:table-cell table:number-columns-repeated="1020"/>
        </table:table-row>
        <table:table-row table:style-name="ro1">
          <table:table-cell office:value-type="string">
            <text:p>c</text:p>
          </table:table-cell>
          <table:table-cell office:value-type="float" office:value="222">
            <text:p>222</text:p>
          </table:table-cell>
          <table:table-cell/>
          <table:table-cell table:style-name="ce4" office:value-type="float" office:value="42000.22323">
            <text:p>27-12-14 5:21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2-01-22T11:00:00">
            <text:p>22-01-12 11:00</text:p>
          </table:table-cell>
          <table:table-cell office:value-type="float" office:value="42000">
            <text:p>42000</text:p>
          </table:table-cell>
          <table:table-cell table:style-name="ce1" office:value-type="string">
            <text:p>goh, idd</text:p>
          </table:table-cell>
          <table:table-cell office:value-type="string">
            <text:p>ls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4P0"/>
    </number:currency-style>
    <number:number-style style:name="N106P0" style:volatile="true">
      <number:text>€ </number:text>
      <number:number number:decimal-places="0" number:min-integer-digits="1" number:grouping="true"/>
      <number:text> </number:text>
    </number:number-style>
    <number:number-style style:name="N106">
      <number:text>€ </number:text>
      <number:number number:decimal-places="0" number:min-integer-digits="1" number:grouping="true"/>
      <number:text>-</number:text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07P0"/>
    </number:number-style>
    <number:number-style style:name="N108P0" style:volatile="true">
      <number:text>€ </number:text>
      <number:number number:decimal-places="2" number:min-integer-digits="1" number:grouping="true"/>
      <number:text> </number:text>
    </number:number-style>
    <number:number-style style:name="N108">
      <number:text>€ </number:text>
      <number:number number:decimal-places="2" number:min-integer-digits="1" number:grouping="true"/>
      <number:text>-</number:text>
      <style:map style:condition="value()&gt;=0" style:apply-style-name="N108P0"/>
    </number:number-style>
    <number:number-style style:name="N109P0" style:volatile="true">
      <number:text>€ 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number number:decimal-places="0" number:min-integer-digits="1" number:grouping="true"/>
      <number:text>-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115P1" style:volatile="true">
      <number:text> € </number:text>
      <number:fill-character> </number:fill-character>
      <number:number number:decimal-places="0" number:min-integer-digits="1" number:grouping="true"/>
      <number:text>-</number:text>
    </number:number-style>
    <number:number-style style:name="N115P2" style:volatile="true">
      <number:text> €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number number:decimal-places="2" number:min-integer-digits="1" number:grouping="true"/>
      <number:text>-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117P1" style:volatile="true">
      <number:text> € </number:text>
      <number:fill-character> </number:fill-character>
      <number:number number:decimal-places="2" number:min-integer-digits="1" number:grouping="true"/>
      <number:text>-</number:text>
    </number:number-style>
    <number:number-style style:name="N117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P0" style:volatile="true">
      <number:day/>
      <number:text>-</number:text>
      <number:month number:style="long"/>
      <number:text>-</number:text>
      <number:year/>
      <number:text> </number:text>
      <number:hours/>
      <number:text>:</number:text>
      <number:minutes number:style="long"/>
    </number:date-style>
    <number:text-style style:name="N123">
      <number:text-content/>
      <style:map style:condition="value()&gt;=0" style:apply-style-name="N123P0"/>
    </number:text-style>
    <number:date-style style:name="N10106" number:language="nl" number:country="NL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1" style:font-name-asian="Arial Unicode M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cel_5f_different_5f_types" style:display-name="PageStyle_excel_different_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b</meta:initial-creator>
    <meta:creation-date>2012-11-12T13:50:55</meta:creation-date>
    <dc:creator>mb</dc:creator>
    <dc:date>2012-11-12T13:55:18</dc:date>
    <meta:document-statistic meta:table-count="3" meta:cell-count="15" meta:object-count="0"/>
    <meta:generator>LibreOffice/4.0.1.2$MacOSX_x86 LibreOffice_project/84102822e3d61eb989ddd325abf1ac077904985</meta:generator>
  </office:meta>
</office:document-meta>
</file>